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de d'installation Drupal</text:p>
      <text:p text:style-name="Standard"/>
      <text:p text:style-name="Standard">Ce petit guide n'a pas pour vocation de décrire l'installation du site en tant que telle qui est faite par des scripts fournis par Drupal et qui est plétoriquement documentée (drupal.org; drupalfr.org).</text:p>
      <text:p text:style-name="Standard"/>
      <text:p text:style-name="Standard">Je présente ici une marche à suivre pour la préparation de l'installation en terme de fichiers à transférer sur votre hébergement, fichiers à paramétrer, etc.</text:p>
      <text:p text:style-name="Standard"/>
      <text:p text:style-name="Standard">Comme il n'est pas possible de « transformer » une installation monosite en multi site par un simple paramétrage dans Drupal, j'ai fait le choix ici de présenter uniquement l'installation multi site.</text:p>
      <text:p text:style-name="Standard"/>
      <text:p text:style-name="Standard">Cependant, si vous vous arrêtez après le chapitre « Installation du premier site », vous aurez une configuraiton monosite prête à évoluer vers du multi sites.</text:p>
      <text:p text:style-name="Standard"/>
      <text:p text:style-name="Standard">Je recommande de toujours faire vos installation de cette manière, car on ne sait jamais vers quoi va évoluer une installation Drupal.</text:p>
      <text:p text:style-name="Standard"/>
      <text:p text:style-name="Standard">Je précise encore que je parle ici d'une installation multisite mais mono base de données (les différents sites sont différenciés dans la base de donnée par un préfixe aux tables).</text:p>
      <text:p text:style-name="Standard"/>
      <text:p text:style-name="P1">Installation du premier site</text:p>
      <text:p text:style-name="Standard"/>
      <text:list xml:id="list1891510166" text:style-name="L1">
        <text:list-item>
          <text:p text:style-name="P4">Faites pointer votre ou vos domaines et /ou sous-domaines vers le répertoire racine de l'hébergement (/www chez OVH) </text:p>
        </text:list-item>
        <text:list-item>
          <text:p text:style-name="P4">Copier Drupal (<text:a xlink:type="simple" xlink:href="http://ftp.drupal.org/files/projects/drupal-6.13.tar.gz">http://ftp.drupal.org/files/projects/drupal-6.13.tar.gz</text:a>) vers le répertoire racine de l'hébergement (/www chez OVH), ou le répertoire que vous aurez choisi comme racine de votre installe Drupal (/www/drupal par exemple)</text:p>
        </text:list-item>
        <text:list-item>
          <text:p text:style-name="P4">Copier la traduction française de Drupal (<text:a xlink:type="simple" xlink:href="http://ftp.drupal.org/files/projects/fr-6.x-1.0.tar.gz">http://ftp.drupal.org/files/projects/fr-6.x-1.0.tar.gz</text:a>) dans le répertoire racine (ATTENTION: copier le contenu du dossier « french » et pas le dossier en tant que tel).</text:p>
        </text:list-item>
        <text:list-item>
          <text:p text:style-name="P4">Contrôler que le dossier /sites/default contient un fichier "settings.php". Si ce n'est pas le cas faites une copie du fichier "default.settings.php" et renommez cette copie en "settings.php". </text:p>
        </text:list-item>
        <text:list-item>
          <text:p text:style-name="P4">Ajouter un dossier "files" dans le sous dossier /sites/default </text:p>
        </text:list-item>
        <text:list-item>
          <text:p text:style-name="P4">Ajouter un dossier portant le nom de votre domaine dans le sous-dossier /sites (l'adresse que vous tapez dans votre navigateur internet en omettant le www, exemple: 'mon_domaine.com' ou si vous travaillez avec un sous répertoire /www/drupal 'mon_domaine.com.drupal) </text:p>
        </text:list-item>
        <text:list-item>
          <text:p text:style-name="P4">Copier dans ce dossier le contenu du répertoire /sites/default (donc le dossier "files" et les fichiers "defalut.settings.php" et "settings.php". </text:p>
        </text:list-item>
        <text:list-item>
          <text:p text:style-name="P4">Contrôler les droits qui ont été donnés aux dosssiers, sous-dossier et fichiers via votre client ftp (certains hébergeurs ont des problèmes si vos dossiers ont des droits « trop élevés ». Des droits 705 sont suffisants : Lecture / écriture / exécution pour le propriétaire, Aucun droit pour le groupe, Lecture et exécution pour le reste du monde :-))</text:p>
        </text:list-item>
        <text:list-item>
          <text:p text:style-name="P4">Editer le fichier .htaccess qui devrait se trouver à la racine de votre site (/www chez OVH) en y ajouter les trois lignes suivantes: </text:p>
        </text:list-item>
      </text:list>
      <text:p text:style-name="Standard"/>
      <text:p text:style-name="Standard"><text:tab/>SetEnv PHP_VER 5 </text:p>
      <text:p text:style-name="Standard"><text:tab/>SetEnv REGISTER_GLOBALS 0 </text:p>
      <text:p text:style-name="Standard"><text:tab/>SetEnv ZEND_OPTIMIZER 1 </text:p>
      <text:p text:style-name="Standard"/>
      <text:p text:style-name="Standard"><text:tab/>La première ligne permet de forcer l'utilisation de PHP 5 (par défaut, certains hébergeurs <text:tab/>utilisent PHP 4). </text:p>
      <text:p text:style-name="Standard"><text:soft-page-break/><text:tab/>La seconde ligne désactive l'option REGISTER_GLOBAL. Nécessaire à la compatibilité <text:tab/>avec Drupal. (là aussi, par défaut, la plupart des hébergeur activent REGISTER_GLOABL)</text:p>
      <text:p text:style-name="Standard"><text:tab/>La troisième ligne (optionnelle) sécurise votre site en forcant l'utilisation du runtime gratuit <text:tab/>ZEND Guard (http://www.zend.com/en/products/guard/). </text:p>
      <text:p text:style-name="Standard"/>
      <text:list xml:id="list732951185" text:continue-numbering="true" text:style-name="L1">
        <text:list-item>
          <text:p text:style-name="P4">Rendez-vous maintenant sur votre, l'installation Drupal se lancera automatiquement, suivez les instructions.<text:span text:style-name="T2">ATTENTION: au moment de la configuraiton de la base de données, cliquez sur « Options avancées » et ajoutez un « préfixe de la table » afin de permettre l'identification des tables pour chaque site. Choisissez un préfix qui vous permette de faier en suite le « lien » entre site et table (pour example.com choisissez par exemple exa_)</text:span></text:p>
        </text:list-item>
      </text:list>
      <text:p text:style-name="Standard"/>
      <text:p text:style-name="P1">Installation sites supplémentaires</text:p>
      <text:p text:style-name="P2"/>
      <text:list xml:id="list399814618" text:style-name="L2">
        <text:list-item>
          <text:p text:style-name="P6">Pour chacun des sites supplémentaires que vous voulez gérez avec cette même installation de Drupal dans une base de données unique, que ce soit un autre domaine ou un sous-domaine de votre premier site, il faut créer un répertoire qui porte le nom de votre domaine / sous domaine dans le dossier /www/sites/. Exemple: mon_sous_domaine.mon_domaine.com.</text:p>
        </text:list-item>
        <text:list-item>
          <text:p text:style-name="P6">Il faut ensuite créer un lien symbolique vers ce nouveau dossier au niveau du répertoire racine de votre premier site (/www chez OVH ou /www/drupal si vous avez choisit ce sous répertoire). Ce lien symbolique est « un panneau indicateur » pour Drupal, afin qu'il puisse trouver le dossier qu'il doit utiliser pour le site en question. Pour ce faire:</text:p>
          <text:list>
            <text:list-item>
              <text:p text:style-name="P6">Connectez vous en ssh à votre hébergement (lisez pour ce faire la documentation de votre hébergeur)</text:p>
            </text:list-item>
            <text:list-item>
              <text:p text:style-name="P6">Positionnez vous dans le répertoire racine de votre premier site par la commande « cd » suivie du nom du répertoire racine (« cd www » chez OVH par exemple)</text:p>
            </text:list-item>
            <text:list-item>
              <text:p text:style-name="P6">Tapez la commande suivante: « ln -s . le_nom_de_votre_nouveau_site ». Exemple: « ln -s . sous_domaine.exemple.com ».</text:p>
            </text:list-item>
          </text:list>
        </text:list-item>
        <text:list-item>
          <text:p text:style-name="P5"><text:span text:style-name="T1">Rendez-vous alors dans votre navigateur à l'URL de votre nouveau domaine / sous-domaine. L'installation de Drupal va commencer automatiquement. </text:span><text:span text:style-name="T2">ATTENTION: au moment de la configuraiton de la base de données, cliquez sur « Options avancées » et ajoutez un « préfixe de la table » afin de permettre l'identification des tables pour chaque site. Choisissez un préfix qui vous permette de faier en suite le « lien » entre site et table (pour sous-domaine.example.com choisissez par exemple sous_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7T09:46:27</meta:creation-date>
    <dc:date>2009-09-03T10:03:49</dc:date>
    <meta:editing-duration>PT01H16M26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2" meta:paragraph-count="31" meta:word-count="832" meta:character-count="5375"/>
    <meta:user-defined meta:name="Info 1"/>
    <meta:user-defined meta:name="Info 2"/>
    <meta:user-defined meta:name="Info 3"/>
    <meta:user-defined meta:name="Info 4"/>
  </office:meta>
</office:document-meta>
</file>